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Инструменты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База данных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Подпись объектов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оздать блоки по таблице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равнить объекты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Таблица параметров субмодели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Графический редактор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Информация о файле проекта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Настройка...</text:p>
                </table:table-cell>
                <table:table-cell table:style-name="Table2.B2" office:value-type="string">
                  <text:p text:style-name="P1">Настройка вызова внешних программ из редактора схем. Позволяет добавлять в меню «<text:span text:style-name="T1">Инструменты</text:span>» дополнительные пункты.</text:p>
                </table:table-cell>
              </table:table-row>
              <table:table-row>
                <table:table-cell table:style-name="Table2.A2" office:value-type="string">
                  <text:p text:style-name="P2">Сервер удалённого расчёта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Настройка утилит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Редактор таблиц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Генератор свойств газов для ТРР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Калькулятор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Транслитерация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2-01-22T21:53:21.51</dc:date>
    <meta:generator>OpenOffice_Beta/4.1.0$Win32 OpenOffice.org_project/410m14$Build-9760</meta:generator>
    <meta:editing-duration>PT11H53M58S</meta:editing-duration>
    <meta:editing-cycles>153</meta:editing-cycles>
    <dc:creator>Александр </dc:creator>
    <meta:document-statistic meta:table-count="2" meta:image-count="0" meta:object-count="0" meta:page-count="1" meta:paragraph-count="18" meta:word-count="53" meta:character-count="437"/>
    <meta:user-defined meta:name="Поле 1"/>
    <meta:user-defined meta:name="Поле 2"/>
    <meta:user-defined meta:name="Поле 3"/>
    <meta:user-defined meta:name="Поле 4"/>
  </office:meta>
</office:document-meta>
</file>